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3">
      <style:text-properties officeooo:paragraph-rsid="001d3f69"/>
    </style:style>
    <style:style style:name="P2" style:family="paragraph" style:parent-style-name="Text_20_body" style:list-style-name="L1" style:master-page-name="">
      <loext:graphic-properties draw:fill="none"/>
      <style:paragraph-properties fo:margin-left="0cm" fo:margin-right="0cm" fo:text-align="start" style:justify-single-word="false" fo:text-indent="0.741cm" style:auto-text-indent="false" style:page-number="auto" fo:background-color="transparent" style:shadow="none"/>
      <style:text-properties officeooo:paragraph-rsid="0015b637"/>
    </style:style>
    <style:style style:name="P3" style:family="paragraph" style:parent-style-name="Text_20_body" style:list-style-name="L1">
      <loext:graphic-properties draw:fill="none"/>
      <style:paragraph-properties fo:margin-left="0cm" fo:margin-right="0cm" fo:text-align="start" style:justify-single-word="false" fo:text-indent="0.741cm" style:auto-text-indent="false" fo:background-color="transparent" style:shadow="none"/>
      <style:text-properties officeooo:paragraph-rsid="0015b637"/>
    </style:style>
    <style:style style:name="P4" style:family="paragraph" style:parent-style-name="Text_20_body">
      <loext:graphic-properties draw:fill="none"/>
      <style:paragraph-properties fo:margin-left="0cm" fo:margin-right="0cm" fo:text-align="start" style:justify-single-word="false" fo:text-indent="0.741cm" style:auto-text-indent="true" fo:background-color="transparent" style:shadow="none"/>
      <style:text-properties officeooo:paragraph-rsid="00188513"/>
    </style:style>
    <style:style style:name="P5" style:family="paragraph" style:parent-style-name="Text_20_body" style:list-style-name="L1">
      <loext:graphic-properties draw:fill="none"/>
      <style:paragraph-properties fo:margin-left="0cm" fo:margin-right="0cm" fo:text-align="start" style:justify-single-word="false" fo:text-indent="0.741cm" style:auto-text-indent="true" fo:background-color="transparent" style:shadow="none"/>
      <style:text-properties officeooo:paragraph-rsid="002f11df"/>
    </style:style>
    <style:style style:name="P6" style:family="paragraph" style:parent-style-name="Text_20_body">
      <loext:graphic-properties draw:fill="none"/>
      <style:paragraph-properties fo:margin-left="0cm" fo:margin-right="0cm" fo:text-align="start" style:justify-single-word="false" fo:text-indent="0.741cm" style:auto-text-indent="true" fo:background-color="transparent" style:shadow="none"/>
      <style:text-properties officeooo:paragraph-rsid="0015b637"/>
    </style:style>
    <style:style style:name="P7" style:family="paragraph" style:parent-style-name="Text_20_body" style:list-style-name="L5">
      <loext:graphic-properties draw:fill="none"/>
      <style:paragraph-properties fo:margin-left="0cm" fo:margin-right="0cm" fo:text-align="start" style:justify-single-word="false" fo:text-indent="0.741cm" style:auto-text-indent="true" fo:background-color="transparent" style:shadow="none"/>
      <style:text-properties officeooo:paragraph-rsid="0015b637"/>
    </style:style>
    <style:style style:name="P8" style:family="paragraph" style:parent-style-name="Text_20_body" style:list-style-name="L6">
      <loext:graphic-properties draw:fill="none"/>
      <style:paragraph-properties fo:margin-left="0cm" fo:margin-right="0cm" fo:text-align="start" style:justify-single-word="false" fo:text-indent="0.741cm" style:auto-text-indent="true" fo:background-color="transparent" style:shadow="none"/>
      <style:text-properties officeooo:rsid="002a415e" officeooo:paragraph-rsid="002a415e"/>
    </style:style>
    <style:style style:name="P9" style:family="paragraph" style:parent-style-name="Text_20_body" style:list-style-name="L11">
      <loext:graphic-properties draw:fill="none"/>
      <style:paragraph-properties fo:margin-left="0cm" fo:margin-right="0cm" fo:text-align="start" style:justify-single-word="false" fo:text-indent="0.741cm" style:auto-text-indent="true" fo:background-color="transparent" style:shadow="none"/>
      <style:text-properties officeooo:rsid="002f11df" officeooo:paragraph-rsid="002f11df"/>
    </style:style>
    <style:style style:name="P10" style:family="paragraph" style:parent-style-name="Text_20_body" style:list-style-name="L2">
      <loext:graphic-properties draw:fill="none"/>
      <style:paragraph-properties fo:text-align="start" style:justify-single-word="false" fo:background-color="transparent" style:shadow="none"/>
      <style:text-properties officeooo:paragraph-rsid="00188513"/>
    </style:style>
    <style:style style:name="P11" style:family="paragraph" style:parent-style-name="Text_20_body" style:list-style-name="L3">
      <loext:graphic-properties draw:fill="none"/>
      <style:paragraph-properties fo:text-align="start" style:justify-single-word="false" fo:background-color="transparent" style:shadow="none"/>
      <style:text-properties officeooo:paragraph-rsid="0015b637"/>
    </style:style>
    <style:style style:name="P12" style:family="paragraph" style:parent-style-name="Text_20_body" style:list-style-name="L4">
      <loext:graphic-properties draw:fill="none"/>
      <style:paragraph-properties fo:text-align="start" style:justify-single-word="false" fo:background-color="transparent" style:shadow="none"/>
      <style:text-properties officeooo:paragraph-rsid="0015b637"/>
    </style:style>
    <style:style style:name="P13" style:family="paragraph" style:parent-style-name="Text_20_body" style:list-style-name="L4">
      <loext:graphic-properties draw:fill="none"/>
      <style:paragraph-properties fo:text-align="start" style:justify-single-word="false" fo:background-color="transparent" style:shadow="none"/>
      <style:text-properties officeooo:paragraph-rsid="0023bc51"/>
    </style:style>
    <style:style style:name="P14" style:family="paragraph" style:parent-style-name="Text_20_body" style:list-style-name="L7">
      <loext:graphic-properties draw:fill="none"/>
      <style:paragraph-properties fo:text-align="start" style:justify-single-word="false" fo:background-color="transparent" style:shadow="none"/>
      <style:text-properties officeooo:paragraph-rsid="002a415e"/>
    </style:style>
    <style:style style:name="P15" style:family="paragraph" style:parent-style-name="Text_20_body" style:list-style-name="L8">
      <loext:graphic-properties draw:fill="none"/>
      <style:paragraph-properties fo:text-align="start" style:justify-single-word="false" fo:background-color="transparent" style:shadow="none"/>
      <style:text-properties officeooo:paragraph-rsid="002a415e"/>
    </style:style>
    <style:style style:name="P16" style:family="paragraph" style:parent-style-name="Text_20_body" style:list-style-name="L9">
      <loext:graphic-properties draw:fill="none"/>
      <style:paragraph-properties fo:text-align="start" style:justify-single-word="false" fo:background-color="transparent" style:shadow="none"/>
      <style:text-properties officeooo:paragraph-rsid="002a415e"/>
    </style:style>
    <style:style style:name="P17" style:family="paragraph" style:parent-style-name="Text_20_body" style:list-style-name="L12">
      <loext:graphic-properties draw:fill="none"/>
      <style:paragraph-properties fo:text-align="start" style:justify-single-word="false" fo:background-color="transparent" style:shadow="none"/>
      <style:text-properties officeooo:rsid="0030c6ae" officeooo:paragraph-rsid="0030c6ae"/>
    </style:style>
    <style:style style:name="P18" style:family="paragraph" style:parent-style-name="Text_20_body" style:list-style-name="L12">
      <loext:graphic-properties draw:fill="none"/>
      <style:paragraph-properties fo:text-align="start" style:justify-single-word="false" fo:background-color="transparent" style:shadow="none"/>
      <style:text-properties officeooo:rsid="0031f600" officeooo:paragraph-rsid="0031f600"/>
    </style:style>
    <style:style style:name="P19" style:family="paragraph" style:parent-style-name="Text_20_body">
      <loext:graphic-properties draw:fill="none"/>
      <style:paragraph-properties fo:text-align="start" style:justify-single-word="false" fo:background-color="transparent" style:shadow="none"/>
      <style:text-properties fo:font-size="27.3999996185303pt" fo:font-weight="bold" officeooo:rsid="0031f600" officeooo:paragraph-rsid="0031f600" style:font-size-asian="24pt" style:font-weight-asian="bold" style:font-size-complex="27.3999996185303pt" style:font-weight-complex="bold"/>
    </style:style>
    <style:style style:name="P20" style:family="paragraph" style:parent-style-name="Text_20_body">
      <loext:graphic-properties draw:fill="none"/>
      <style:paragraph-properties fo:text-align="start" style:justify-single-word="false" fo:background-color="transparent" style:shadow="none"/>
      <style:text-properties fo:font-size="27.3999996185303pt" fo:font-weight="bold" officeooo:rsid="0031f600" officeooo:paragraph-rsid="0034d64b" style:font-size-asian="24pt" style:font-weight-asian="bold" style:font-size-complex="27.3999996185303pt" style:font-weight-complex="bold"/>
    </style:style>
    <style:style style:name="P21" style:family="paragraph" style:parent-style-name="Heading_20_2">
      <style:paragraph-properties fo:text-align="center" style:justify-single-word="false"/>
      <style:text-properties officeooo:rsid="0015b637" officeooo:paragraph-rsid="0015b637"/>
    </style:style>
    <style:style style:name="T1" style:family="text">
      <style:text-properties officeooo:rsid="0015b637"/>
    </style:style>
    <style:style style:name="T2" style:family="text">
      <style:text-properties officeooo:rsid="00188513"/>
    </style:style>
    <style:style style:name="T3" style:family="text">
      <style:text-properties officeooo:rsid="001a740c"/>
    </style:style>
    <style:style style:name="T4" style:family="text">
      <style:text-properties fo:font-size="13.5pt"/>
    </style:style>
    <style:style style:name="T5" style:family="text">
      <style:text-properties fo:font-size="13.5pt" officeooo:rsid="001a740c"/>
    </style:style>
    <style:style style:name="T6" style:family="text">
      <style:text-properties fo:font-size="13.5pt" officeooo:rsid="001d3f69"/>
    </style:style>
    <style:style style:name="T7" style:family="text">
      <style:text-properties officeooo:rsid="0023bc51"/>
    </style:style>
    <style:style style:name="T8" style:family="text">
      <style:text-properties officeooo:rsid="00271e44"/>
    </style:style>
    <style:style style:name="T9" style:family="text">
      <style:text-properties officeooo:rsid="002a415e"/>
    </style:style>
    <style:style style:name="T10" style:family="text">
      <style:text-properties officeooo:rsid="002c61e9"/>
    </style:style>
    <style:style style:name="T11" style:family="text">
      <style:text-properties officeooo:rsid="002ce981"/>
    </style:style>
    <style:style style:name="T12" style:family="text">
      <style:text-properties officeooo:rsid="002f11df"/>
    </style:style>
    <style:style style:name="T13" style:family="text">
      <style:text-properties officeooo:rsid="0030c6ae"/>
    </style:style>
    <style:style style:name="T14" style:family="text">
      <style:text-properties officeooo:rsid="0031f600"/>
    </style:style>
    <style:style style:name="T15" style:family="text">
      <style:text-properties officeooo:rsid="0033b9d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开发环境统一配置</text:h>
      <text:list xml:id="list3220713716" text:style-name="L1">
        <text:list-item>
          <text:p text:style-name="P2">旧环境卸载</text:p>
        </text:list-item>
      </text:list>
      <text:p text:style-name="P4">删除旧环境的目的是消除其对新环境的影响，有旧环境的存在，往往会对新环境造成不可预测的影响，例如不可安装、隐藏的祸患等等。</text:p>
      <text:p text:style-name="P4">旧环境主要包含三个eclipse、Java、MySQL。Java和eclipse的删除都非常简单，控制面板中如果找得到，就在那上面删除，如果找不到直接删除整个文件夹。MySQL这个的删除就要稍稍复杂一些，如果安装位置有卸载的可执行文件，名字可能是uninstall.<text:span text:style-name="T2">exe，点它就卸载完毕。再例如通过MySQL安装软件安装的（和VS那个安装软件差不多的那个），打开那个软件就可以卸载。还如果在控制面板能找到，那当然也能直接删除。但往往多数情况下都是自解压安装的老版本，例如5.7，这样卸载会麻烦一点，只有一种办法，那就是直接删除整个MySQL的数据文件（注意你的data文件夹，那个是你的数据文件，如果需要请备份——将整个目录拷到其它位置，之后在改一下my.ini的配置文件，就可以使用你之前的数据文件了）。直接删除整个文件夹，依然会在服务列表中看见MySQL这个选项，这就说明没有删除干净，这可能会导致安装新版本MySQL数据库的时候提示已安装，无法正常安装。彻底删除按如下顺序进行不会出错，其时顺序不对并无大碍：</text:span></text:p>
      <text:list xml:id="list4251169909" text:style-name="L2">
        <text:list-item>
          <text:p text:style-name="P10">删除注册表信息：regedit，找到\HKEY_LOCAL_MACHINE\SYSTEM\ControlSet001\services\eventlog\Application\MySQL和\HKEY_LOCAL_MACHINE\SYSTEM\ControlSet002\services\eventlog\Application\MySQL。（如果没有跳过这一步）</text:p>
        </text:list-item>
        <text:list-item>
          <text:p text:style-name="P10">删除MySQL服务，cmd需要管理员权限运行如下命令：sc delete mysql;。（delete接服务名字，可一般都是默认的，所以都是<text:span text:style-name="T3">mysql</text:span>）</text:p>
        </text:list-item>
        <text:list-item>
          <text:p text:style-name="P10">删除整个MySQL文件夹。</text:p>
        </text:list-item>
      </text:list>
      <text:list xml:id="list213261886049019" text:continue-list="list3220713716" text:style-name="L1">
        <text:list-item>
          <text:p text:style-name="P3">安装及配置git</text:p>
        </text:list-item>
      </text:list>
      <text:p text:style-name="P6">安装git相当简单，运行那个exe文件就行了，除了修改安装位置，其他全部默认，接下来说一下它的配置（关于使用就略过了，因为用的是github客户端，其实它就是在执行一些git指令，只是可视化了而已）：</text:p>
      <text:list xml:id="list1223565123" text:style-name="L3">
        <text:list-item>
          <text:p text:style-name="P11">设置用户名和邮箱（建议用户名和github上面的一样，邮箱必须一样）：直接桌面或者其他位置右键，点击那个git bash的位置，之后出现一个类似cmd的窗口，在上面输入两条指令，设置你的用户名和邮箱：<text:span text:style-name="T4">git config --global user.name "username"和git config --global user.emil "</text:span><text:a xlink:type="simple" xlink:href="mailto:email@xxx.com" text:style-name="Internet_20_link" text:visited-style-name="Visited_20_Internet_20_Link"><text:span text:style-name="T4">email</text:span></text:a><text:a xlink:type="simple" xlink:href="mailto:email@xxx.com" text:style-name="Internet_20_link" text:visited-style-name="Visited_20_Internet_20_Link"><text:span text:style-name="T5">@xxx.com</text:span></text:a><text:span text:style-name="T4">"（邮箱得和github上的一样，用户名建议一样；--global是全局的意思，也就是每个仓库的设置都是它，每个仓库可设置不同用户名和邮箱，global一劳永逸）。</text:span></text:p>
        </text:list-item>
        <text:list-item>
          <text:p text:style-name="P1"><text:span text:style-name="T4">获取ssh密钥，并将其发到群上，这一步的用处是让你能够向我的仓库中push代码，不进行这一步似乎是没办法push的（之前小学期没配置也行，所以我迷糊了，就配置一下吧）。获取ssh密钥的指令也在刚刚那个git bash的窗口里输入，如下：</text:span><text:span text:style-name="Source_20_Text"><text:span text:style-name="T4">ssh-keygen -t rsa -C "</text:span></text:span><text:a xlink:type="simple" xlink:href="mailto:email@xxx.com" text:style-name="Internet_20_link" text:visited-style-name="Visited_20_Internet_20_Link"><text:span text:style-name="Source_20_Text"><text:span text:style-name="T4">email</text:span></text:span></text:a><text:a xlink:type="simple" xlink:href="mailto:email@xxx.com" text:style-name="Internet_20_link" text:visited-style-name="Visited_20_Internet_20_Link"><text:span text:style-name="Source_20_Text"><text:span text:style-name="T6">@xxx.com</text:span></text:span></text:a><text:span text:style-name="Source_20_Text"><text:span text:style-name="T4">"（连按几个回车就行了，邮箱和github上的一样）和cat ~/.ssh/id_rsa.pub（查看产生的ssh密钥，将其复制发到群上然后</text:span></text:span><text:span text:style-name="Source_20_Text"><text:span text:style-name="T6">@我就行了</text:span></text:span><text:span text:style-name="Source_20_Text"><text:span text:style-name="T4">）</text:span></text:span></text:p>
        </text:list-item>
      </text:list>
      <text:list xml:id="list213260006715168" text:continue-list="list213261886049019" text:style-name="L1">
        <text:list-item>
          <text:p text:style-name="P3">安装及使用github客户端</text:p>
        </text:list-item>
      </text:list>
      <text:p text:style-name="P6"><text:soft-page-break/>安装github客户端相当简单，点击exe就行了，重点在如何使用：</text:p>
      <text:list xml:id="list1587642033" text:style-name="L4">
        <text:list-item>
          <text:p text:style-name="P12">clone将远端仓库复制到本地。这个操作简单，远端的地址为：<text:a xlink:type="simple" xlink:href="https://github.com/SoftwareDevelopmentPractice/HelpStudent.git" text:style-name="Internet_20_link" text:visited-style-name="Visited_20_Internet_20_Link">https://github.com/SoftwareDevelopmentPractice/HelpStudent.git</text:a>（或者git@github.com:SoftwareDevelopmentPractice/HelpStudent.git），记得本地项目位置，在那个位置会有一个和仓库一模一样名字的文件夹。</text:p>
        </text:list-item>
        <text:list-item>
          <text:p text:style-name="P13">merge、fetch、pull、commit、push五个基本操作。</text:p>
          <text:p text:style-name="P13">merge：就是本意，合并，即集合间取并操作，通常指两种：一是分支之间的合并，而是远端仓库和本地仓库之间内容的合并。</text:p>
          <text:p text:style-name="P13">fetch：直接获取远端仓库中的内容到本地仓库，不会进行merge操作。</text:p>
          <text:p text:style-name="P13">pull：将远端仓库的内容获取到当前工作空间，即获取内容之后直接进行merge操作，即将远端不一样的内容直接添加到当前工作空间。</text:p>
          <text:p text:style-name="P13">commit：也是本意，提交。将当前修改内容提交到本地的git仓库中，clone之后会有一个隐藏的文件夹.<text:span text:style-name="T7">git这个就是本地的git仓库，每次修改内容都需先提交，提交的时候写清楚那次提交是做了什么，关于这个是由两个内容组成——摘要和描述，务必每次提交写清楚，弄明白。</text:span></text:p>
          <text:p text:style-name="P13">push：推送，即将已提交到本地仓库的改变推到远端相应的分支中，没有commit的改变是不会提交到远端分支中的，每次push之前都会先fetch，保证修改之前本地与远端并无不同，如果有不同就必须先pull，pull之后才能够push。</text:p>
        </text:list-item>
        <text:list-item>
          <text:p text:style-name="P12">分支开发：master是主分支，其余的为其他分支，各自在自己的分支上开发，每一次首先将主分支的内容合并到自己的分支，在自己的分支进行修改，每次再将修改推送到自己的远端分支中。github客户端做得很好，界面上很容易找到current branch这个按钮——用来切换 分支（在fetch、push、pull操作按钮的旁边），一开始，先将分支切换到master，然后，在点击current branch旁边的按钮，最开始应该是fetch origin的字样，点击它之后，有不同就会变成pull的字样，点击pull，这样就将远端主分支内容更新到本地的master分支了。接下来，将分支切换到你的工作分支，如果是苟光耀，那么就选择GouGuangyao。然后，界面最上方菜单栏上有个branch，点击，选择merge into current branch，之后选择master，再点merge就行了，这样就把master分支的内容更新到你的工作分支了。接下来你就进行更改，更改之后github客户端commit（写好摘要和描述），最会点击菜单栏下方的一栏的右上角的push（current branch旁边），这样你的更新就能在远程的相应分支能看见。</text:p>
        </text:list-item>
        <text:list-item>
          <text:p text:style-name="P12">首次clone之后的做法（针对我们这个项目）。客户端切换到你的分支，然后点开eclipse，创建项目，选择项目位置，就选择之前clone HelpStudent仓库的位置的文件夹。创建时直接更改eclipse的项目，不要去写项目的名字，当选择那个HelpStudent的文件夹的时候名字会自动填上去（注意当clone的时候，会创建一个和仓库一样名字的文件夹，文件夹里的内容就是仓库里的内容），项目创建好了，之后创建一个测试文件的类放在Test包内，和我的名字取得一样，然后尝试以上的步骤将其push到远端，切记写明白为什么提交。</text:p>
        </text:list-item>
        <text:list-item>
          <text:p text:style-name="P12">github上的合并操作（这个我可以来做，但你们也需要了解，毕竟在一起学习）。登录网站，跳到HelpStudent仓库，如果上面有compare<text:span text:style-name="T8">&amp;之类的字样，点击就可，如没有，点击New pull request，之后左边选择master，右边选择自己的分支，如果自己的分支和master有不同，就会</text:span><text:soft-page-break/><text:span text:style-name="T8">出现create pull request，直接点击，之后会出现merge pull request，下面还有个对话框用于交流，交流确认之后，点击merge pull request，然后confirm merge，这样你的修改就会同步到master分支，如果出现冲突（同一个文件，同时，同一行有不同），需要解决冲突，然后才能merge，否则会失败，解决冲突，点一下解决，就会出现冲突的地方（冲突的位置，会一上一下排列好，删除不对的，或者综合情况修改，总之就是只留下对的。&lt;&lt;&lt;&lt;&lt;这个标识下方就是冲突的地方，只要冲突两个文件的同一位置都会出现，删掉或修改，即&lt;&lt;&lt;&lt;&lt;删掉，留下对的内容），根据具体修改就行了 。</text:span></text:p>
        </text:list-item>
      </text:list>
      <text:list xml:id="list213261303541478" text:continue-list="list213260006715168" text:style-name="L1">
        <text:list-item>
          <text:p text:style-name="P3">安装jdk<text:span text:style-name="T1">13</text:span></text:p>
        </text:list-item>
      </text:list>
      <text:list xml:id="list930996687" text:style-name="L5">
        <text:list-item>
          <text:p text:style-name="P7">安装。简单双击那个exe，修改位置（记住），之后一切默认。</text:p>
        </text:list-item>
        <text:list-item>
          <text:p text:style-name="P7">配置环境变量，自动jdk<text:span text:style-name="T9">11之后便不再有jre文件夹，已经将其集成到jdk里了所以配置环境变量不需要配置jre的部分，此外CLASS_PATH的环境变量也不再需要，故目前只需要path中添加jdk安装目录下的bin文件夹就行了。当然也可以配置JAVA_HOME:ｊｄｋ安装目录，之后在path中添加%JAVA_HOME%\bin;就行了。</text:span></text:p>
        </text:list-item>
      </text:list>
      <text:list xml:id="list213260717757737" text:continue-list="list213261303541478" text:style-name="L1">
        <text:list-item>
          <text:p text:style-name="P3">安装及配置eclipse插件</text:p>
        </text:list-item>
      </text:list>
      <text:list xml:id="list1971466976" text:style-name="L6">
        <text:list-item>
          <text:p text:style-name="P8">安装。相当简单，直接解压eclipse到你想安装的位置，再创建一个桌面快捷式拖到桌面即可。</text:p>
        </text:list-item>
        <text:list-item>
          <text:p text:style-name="P8">配置插件<text:span text:style-name="T11">（插件每次安装好，都建议重启eclipse）</text:span>。</text:p>
        </text:list-item>
      </text:list>
      <text:list xml:id="list1192621224" text:style-name="L7">
        <text:list-item>
          <text:p text:style-name="P14"><text:span text:style-name="T9">安装Eclipse Marketplace。help→install new software，输入以下地址：</text:span><text:a xlink:type="simple" xlink:href="http://download.eclipse.org/mpc/indigo/" text:style-name="Internet_20_link" text:visited-style-name="Visited_20_Internet_20_Link">http://download.eclipse.org/mpc/indigo/</text:a><text:span text:style-name="T10">（如果有时没有开始搜索，地址那里按一下回车），选择EPP那个，接下来应该都知道了。</text:span></text:p>
        </text:list-item>
        <text:list-item>
          <text:p text:style-name="P14">安装<text:span text:style-name="T10">Java EE插件。help→install new software，输入以下地址：</text:span><text:a xlink:type="simple" xlink:href="http://download.eclipse.org/releases/oxygen" text:style-name="Internet_20_link" text:visited-style-name="Visited_20_Internet_20_Link">http://download.eclipse.org/releases/oxygen</text:a><text:span text:style-name="T10">，选择最下面那个web的选项。</text:span></text:p>
        </text:list-item>
        <text:list-item>
          <text:p text:style-name="P14">安装阿里巴巴代码分析插件。help→install<text:span text:style-name="T10"> new software，输入以下地址：</text:span><text:a xlink:type="simple" xlink:href="https://p3c.alibaba.com/plugin/eclipse/update" text:style-name="Internet_20_link" text:visited-style-name="Visited_20_Internet_20_Link">https://p3c.alibaba.com/plugin/eclipse/update</text:a><text:span text:style-name="T10">。</text:span></text:p>
        </text:list-item>
        <text:list-item>
          <text:p text:style-name="P14">安装<text:span text:style-name="T10">java 13插件。help→Marketplace，在搜索框输入java 13，点击go，搜索，找到java 13 support for……（名字太长），install。</text:span></text:p>
        </text:list-item>
        <text:list-item>
          <text:p text:style-name="P14">安装<text:span text:style-name="T11">Window Builder插件。help→Marketplace ，在搜索框输入Window Builder，点击go，搜索，找到Window Builder 1.9.1，install。</text:span></text:p>
        </text:list-item>
        <text:list-item>
          <text:p text:style-name="P14">更新eclipse。help→Check<text:span text:style-name="T11"> for update，更新完之后重启。</text:span></text:p>
        </text:list-item>
      </text:list>
      <text:list xml:id="list1579895121" text:style-name="L8">
        <text:list-item>
          <text:p text:style-name="P15">其他<text:span text:style-name="T11">eclipse相关配置</text:span></text:p>
        </text:list-item>
      </text:list>
      <text:list xml:id="list2210082871" text:style-name="L9">
        <text:list-item>
          <text:p text:style-name="P16">工作区的配置。将org.eclipse.core.runtime文件夹复制到eclipse工作区(开始有目录)/.metadata/.plugins文件夹下（可能.metadata文件夹被隐藏了）。这一步的目的在于同步类模板、按键触发、tab键的解释等设置，如果不想每次都去修改一下类创建时产生的名字<text:span text:style-name="T12">（自己创建的类用自己的名字）</text:span>，如下操作：Window→Preferences→java→Code<text:span text:style-name="T12"> Style→Code Templates，之后右边窗口，code→New java Files→edit修改@author之后的内容，改成你的英文名字（汉语拼音），ok、apply close。</text:span></text:p>
        </text:list-item>
        <text:list-item>
          <text:p text:style-name="P16"><text:soft-page-break/>防空格补全<text:span text:style-name="T12">。解压那个防空格补全的压缩包，里面是我修改过后的jar包，打开eclipse安装位置，将压缩包里的那个plugins文件夹直接复制到eclipse目录下（那个目录有一个plugins的文件夹）它会提示有重名文件，没错，直接覆盖它。</text:span></text:p>
        </text:list-item>
      </text:list>
      <text:list xml:id="list213261314094449" text:continue-list="list213260717757737" text:style-name="L1">
        <text:list-item>
          <text:p text:style-name="P5">安装MySQL <text:span text:style-name="T1">8.0.17</text:span></text:p>
        </text:list-item>
      </text:list>
      <text:list xml:id="list938838809" text:style-name="L11">
        <text:list-item>
          <text:p text:style-name="P9">安装。首先双击那个msi文件，安装好安装mysql的软件，之后运行那个软件<text:span text:style-name="T13">，除了修改安装位置，一切默认。它会安装一些附加的软件，我们得装那个MySQL WorkBench（可视化的数据库软件和nacivat是一个软件性质的），其它的我不知道有啥用，如果不默认，可以选择不装。安装过程可能会有一个弹窗，大致意思是没检测到什么软件，询问是否还要安装，总之就是安装，具体是什么我不太记得了。</text:span></text:p>
        </text:list-item>
        <text:list-item>
          <text:p text:style-name="P9">目录讲解<text:span text:style-name="T14">（以未修改安装位置为例，好像修改了目录只会修改其它软件安装位置，即接下来会说的第二点的位置）。通过这种安装软件的安装方式，整个mysql文件会分布到很多其它位置（不像解压安装在一个文件夹下）。接下来简单讲解一下mysql的目录结构分配：</text:span></text:p>
        </text:list-item>
      </text:list>
      <text:list xml:id="list93764975" text:style-name="L12">
        <text:list-item>
          <text:p text:style-name="P17">data文件夹及my.ini文件在C:/ProgramData/mysql文件夹下（ProgramData文件夹是C盘中的一个隐藏文件夹）。单独放出这两个东西，是因为它们很有用处，之前叫备份的那个data文件夹可以改个名字，和这个data文件夹放在同一个目录下，然后修改my.ini的配置文件信息，把那个datadir等于后面改成你以前那个<text:span text:style-name="T14">data文件夹的目录（如果已经移动在了新data文件夹的同一目录，只需改个名字），这样重启mysql就能使用之前的数据了。</text:span></text:p>
        </text:list-item>
        <text:list-item>
          <text:p text:style-name="P18">其它文件分布在<text:span text:style-name="T13">C:/</text:span>program/mysql和<text:span text:style-name="T13">C:/</text:span>program(x86)/mysql文件夹下（未更改默认安装位置）。program(x86)/mysql里面有啥我真不清楚，program/mysql文件夹下放着mysql必要组件<text:span text:style-name="T15">，还有一些安装是选择的其它软件，例如上面那个mysql workbench，此外还有一些其它东西。</text:span></text:p>
        </text:list-item>
      </text:list>
      <text:p text:style-name="P19"/>
      <text:p text:style-name="P20">至此大家的环境配置完毕<text:span text:style-name="T15">，有任何问题联系我，其实我更希望的是你们自己动手，这样也可减少我的工作量，也能让你们学会一些东西。</text:span></text:p>
      <text:p text:style-name="P20"><text:span text:style-name="T15">大家多多联系这些软件的使用，</text:span>祝我们软件开发顺利<text:span text:style-name="T15">，能够体验到一次真正的团队软件开发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6:02:23.406797243</meta:creation-date>
    <dc:date>2019-10-03T21:32:59.806148303</dc:date>
    <meta:editing-duration>PT59M50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4" meta:paragraph-count="45" meta:word-count="3696" meta:character-count="5491" meta:non-whitespace-character-count="5427"/>
  </office:meta>
</office:document-meta>
</file>